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onsonnes et semi-voyelles" table:style-name="ta1">
        <table:table-column table:style-name="co1" table:default-cell-style-name="ce2"/>
        <table:table-column table:style-name="co2" table:number-columns-repeated="1022" table:default-cell-style-name="ce2"/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ʧ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ɳ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ʦ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yllabic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nse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ors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ateral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id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stribu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te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r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abiodenta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18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abial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nstricted glottis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read glottis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oic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asal</text:p>
          </table:table-cell>
          <table:table-cell table:number-columns-repeated="7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roximant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layed release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ntinuan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norant</text:p>
          </table:table-cell>
          <table:table-cell table:number-columns-repeated="7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nsonantal</text:p>
          </table:table-cell>
          <table:table-cell table:number-columns-repeated="1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2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oyelles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ά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ẽ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ĩ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ί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ᴐ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ũ</text:p>
          </table:table-cell>
          <table:table-cell office:value-type="string" calcext:value-type="string">
            <text:p>ʊ</text:p>
          </table:table-cell>
          <table:table-cell office:value-type="string" calcext:value-type="string">
            <text:p>ώ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yllabic</text:p>
          </table:table-cell>
          <table:table-cell table:number-columns-repeated="1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n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+</text:p>
          </table:table-cell>
          <table:table-cell table:number-columns-repeated="1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7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rsal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teral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ident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stributed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terior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ona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biodenta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11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bia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stricted glotti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read glotti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oice</text:p>
          </table:table-cell>
          <table:table-cell table:number-columns-repeated="1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sal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pproximant</text:p>
          </table:table-cell>
          <table:table-cell table:number-columns-repeated="1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layed release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tinuant</text:p>
          </table:table-cell>
          <table:table-cell table:number-columns-repeated="1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norant</text:p>
          </table:table-cell>
          <table:table-cell table:number-columns-repeated="1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sonanta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5:05:59.4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0:14:27.106000000</meta:creation-date>
    <dc:date>2019-06-03T16:50:30.477000000</dc:date>
    <meta:editing-duration>PT10H26M23S</meta:editing-duration>
    <meta:editing-cycles>8</meta:editing-cycles>
    <meta:generator>LibreOffice/5.3.6.1$Windows_x86 LibreOffice_project/686f202eff87ef707079aeb7f485847613344eb7</meta:generator>
    <meta:document-statistic meta:table-count="2" meta:cell-count="1078" meta:object-count="0"/>
  </office:meta>
</office:document-meta>
</file>